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1b9798" officeooo:paragraph-rsid="001b9798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b9798" officeooo:paragraph-rsid="001b9798" style:font-size-asian="20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c9211e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 Parfait pour Bolt.New pour la création et la visualisation d’une application</text:p>
      <text:p text:style-name="P1"/>
      <text:p text:style-name="P1"/>
      <text:p text:style-name="P1"/>
      <text:p text:style-name="P2"><text:span text:style-name="T1">Objectif :</text:span> <text:span text:style-name="T2">créer [décrire rapidement l’application] pour [décrire la cible et ses principales préoccupations relatives à mon idée d’application].</text:span></text:p>
      <text:p text:style-name="P2"><text:span text:style-name="T2"/></text:p>
      <text:p text:style-name="P2"><text:span text:style-name="T2"/></text:p>
      <text:p text:style-name="P2"><text:span text:style-name="T1">Fonctionnalités:</text:span><text:span text:style-name="T2"> [Faire une liste à puce des meilleures technologies à utiliser pour le projet].</text:span></text:p>
      <text:p text:style-name="P2"><text:span text:style-name="T2"/></text:p>
      <text:p text:style-name="P2"><text:span text:style-name="T2"/></text:p>
      <text:p text:style-name="P2"><text:span text:style-name="T1">Design :</text:span><text:span text:style-name="T2"> [Faire une liste à puce des meilleures caractéristiques de design pour ma cible].</text:span></text:p>
      <text:p text:style-name="P2"><text:span text:style-name="T2"/></text:p>
      <text:p text:style-name="P2"><text:span text:style-name="T2"/></text:p>
      <text:p text:style-name="P2"><text:span text:style-name="T1">Marque :</text:span><text:span text:style-name="T2"> [Proposer le meilleur nom pour l’application]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Règle importante :</text:span><text:span text:style-name="T2"> ne t’arrête pas avant que toutes les fonctionnalités et boutons soient cliquables et fonctionnel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00:13:42.605000000</meta:creation-date>
    <meta:generator>LibreOffice/24.8.3.2$Windows_X86_64 LibreOffice_project/48a6bac9e7e268aeb4c3483fcf825c94556d9f92</meta:generator>
    <dc:date>2024-12-17T00:26:00.373000000</dc:date>
    <meta:editing-duration>PT6M7S</meta:editing-duration>
    <meta:editing-cycles>1</meta:editing-cycles>
    <meta:document-statistic meta:table-count="0" meta:image-count="0" meta:object-count="0" meta:page-count="1" meta:paragraph-count="6" meta:word-count="85" meta:character-count="586" meta:non-whitespace-character-count="507"/>
  </office:meta>
</office:document-meta>
</file>